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3e471" draw:textarea-horizontal-align="justify" draw:textarea-vertical-align="middle" draw:auto-grow-height="false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Triangle_20_unfilled" draw:marker-end-width="0.5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7.8cm" svg:height="1.8cm" svg:x="2.6cm" svg:y="0.8cm">
          <text:p text:style-name="P1">ICalDownloadManage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2cm" svg:height="1.8cm" svg:x="16.4cm" svg:y="0.7cm">
          <text:p text:style-name="P1">ICalDownloa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cm" svg:height="1.8cm" svg:x="2.5cm" svg:y="13.7cm">
          <text:p text:style-name="P1">CalDownloadManage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4cm" svg:height="1.8cm" svg:x="16.3cm" svg:y="4.1cm">
          <text:p text:style-name="P1">CalDownloa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6.4cm" svg:y1="13.7cm" svg:x2="6.5cm" svg:y2="2.6cm" draw:start-shape="id1" draw:start-glue-point="0" draw:end-shape="id2" draw:end-glue-point="2" svg:d="M6400 13700v-501l100-10098v-501" svg:viewBox="0 0 101 11101">
          <text:p/>
        </draw:connector>
        <draw:connector draw:style-name="gr3" draw:text-style-name="P1" draw:layer="layout" draw:type="lines" svg:x1="18.5cm" svg:y1="4.1cm" svg:x2="18.5cm" svg:y2="2.5cm" draw:start-shape="id3" draw:start-glue-point="0" draw:end-shape="id4" draw:end-glue-point="2" svg:d="M18500 4100v-501-598-501" svg:viewBox="0 0 1 1601">
          <text:p/>
        </draw:connector>
        <draw:custom-shape draw:style-name="gr2" draw:text-style-name="P1" xml:id="id5" draw:id="id5" draw:layer="layout" svg:width="4.5cm" svg:height="1.8cm" svg:x="13.4cm" svg:y="8.9cm">
          <text:p text:style-name="P1">TxCalDownload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7cm" svg:height="1.8cm" svg:x="19.5cm" svg:y="8.9cm">
          <text:p text:style-name="P1">RxCalDownloa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5.65cm" svg:y1="8.9cm" svg:x2="18.5cm" svg:y2="5.9cm" draw:start-shape="id5" draw:start-glue-point="0" draw:end-shape="id3" draw:end-glue-point="2" svg:d="M15650 8900v-501l2850-1998v-501" svg:viewBox="0 0 2851 3001">
          <text:p/>
        </draw:connector>
        <draw:connector draw:style-name="gr3" draw:text-style-name="P1" draw:layer="layout" draw:type="lines" svg:x1="21.85cm" svg:y1="8.9cm" svg:x2="18.5cm" svg:y2="5.9cm" draw:start-shape="id6" draw:start-glue-point="0" draw:end-shape="id3" draw:end-glue-point="2" svg:d="M21850 8900v-501l-3350-1998v-501" svg:viewBox="0 0 3351 3001">
          <text:p/>
        </draw:connector>
        <draw:custom-shape draw:style-name="gr4" draw:text-style-name="P1" xml:id="id7" draw:id="id7" draw:layer="layout" svg:width="0.892cm" svg:height="13.571cm" draw:transform="skewX (0.0158824961931484) rotate (-1.53588974175501) translate (25.146cm 12.87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" draw:text-style-name="P1" draw:layer="layout" draw:type="lines" svg:x1="10.3cm" svg:y1="14.6cm" svg:x2="18.393cm" svg:y2="13.894cm" draw:start-shape="id1" draw:end-shape="id7" draw:end-glue-point="6" svg:d="M10300 14600h501l7592-78v-628" svg:viewBox="0 0 8094 707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4-08-04T07:57:28</meta:creation-date>
    <dc:date>2014-10-13T11:48:19.506435160</dc:date>
    <meta:editing-duration>PT35M41S</meta:editing-duration>
    <meta:editing-cycles>4</meta:editing-cycles>
    <meta:generator>LibreOffice/4.2.6.3$Linux_X86_64 LibreOffice_project/420m0$Build-3</meta:generator>
    <meta:document-statistic meta:object-count="35"/>
  </office:meta>
</office:document-meta>
</file>